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0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1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2" style:family="paragraph" style:parent-style-name="Standard">
      <style:text-properties fo:color="#000000" fo:font-size="12pt" style:font-size-asian="10.5pt" style:font-size-complex="12pt"/>
    </style:style>
    <style:style style:name="P33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47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48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54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55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56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57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58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59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60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61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62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63" style:family="paragraph" style:parent-style-name="Standard">
      <style:text-properties officeooo:rsid="00117a91" officeooo:paragraph-rsid="00117a91"/>
    </style:style>
    <style:style style:name="P64" style:family="paragraph" style:parent-style-name="Standard">
      <style:text-properties officeooo:rsid="00117a91" officeooo:paragraph-rsid="0012b21c"/>
    </style:style>
    <style:style style:name="P65" style:family="paragraph" style:parent-style-name="Standard">
      <style:text-properties officeooo:rsid="0012b21c" officeooo:paragraph-rsid="0012b21c"/>
    </style:style>
    <style:style style:name="P66" style:family="paragraph" style:parent-style-name="Standard">
      <style:text-properties officeooo:rsid="0012b21c" officeooo:paragraph-rsid="001b5eb4"/>
    </style:style>
    <style:style style:name="P67" style:family="paragraph" style:parent-style-name="Standard">
      <style:text-properties officeooo:paragraph-rsid="000ff0f2"/>
    </style:style>
    <style:style style:name="P68" style:family="paragraph" style:parent-style-name="Standard">
      <style:text-properties officeooo:paragraph-rsid="00169804"/>
    </style:style>
    <style:style style:name="P69" style:family="paragraph" style:parent-style-name="Standard">
      <style:text-properties officeooo:rsid="00169804" officeooo:paragraph-rsid="00169804"/>
    </style:style>
    <style:style style:name="P70" style:family="paragraph" style:parent-style-name="Standard">
      <style:text-properties officeooo:paragraph-rsid="00199be6"/>
    </style:style>
    <style:style style:name="P71" style:family="paragraph" style:parent-style-name="Standard">
      <style:text-properties officeooo:rsid="00199be6" officeooo:paragraph-rsid="00199be6"/>
    </style:style>
    <style:style style:name="P72" style:family="paragraph" style:parent-style-name="Standard">
      <style:text-properties officeooo:rsid="00199be6" officeooo:paragraph-rsid="001d5b9e"/>
    </style:style>
    <style:style style:name="P73" style:family="paragraph" style:parent-style-name="Standard">
      <style:text-properties officeooo:paragraph-rsid="001b5eb4"/>
    </style:style>
    <style:style style:name="P74" style:family="paragraph" style:parent-style-name="Standard">
      <style:text-properties officeooo:rsid="001b5eb4" officeooo:paragraph-rsid="001b5eb4"/>
    </style:style>
    <style:style style:name="P75" style:family="paragraph" style:parent-style-name="Standard">
      <style:text-properties officeooo:paragraph-rsid="001bb130"/>
    </style:style>
    <style:style style:name="P76" style:family="paragraph" style:parent-style-name="Standard">
      <style:text-properties officeooo:paragraph-rsid="001d5b9e"/>
    </style:style>
    <style:style style:name="P77" style:family="paragraph" style:parent-style-name="Standard">
      <style:text-properties officeooo:rsid="001d74c4" officeooo:paragraph-rsid="001ef0ce"/>
    </style:style>
    <style:style style:name="P78" style:family="paragraph" style:parent-style-name="Standard">
      <style:text-properties officeooo:rsid="001ef0ce" officeooo:paragraph-rsid="001ef0ce"/>
    </style:style>
    <style:style style:name="P79" style:family="paragraph" style:parent-style-name="Standard">
      <style:text-properties officeooo:paragraph-rsid="0028b8be"/>
    </style:style>
    <style:style style:name="P80" style:family="paragraph" style:parent-style-name="Standard">
      <style:text-properties officeooo:rsid="00174b84" officeooo:paragraph-rsid="0028b8be"/>
    </style:style>
    <style:style style:name="P81" style:family="paragraph" style:parent-style-name="Standard">
      <style:text-properties officeooo:rsid="00174b84" officeooo:paragraph-rsid="0030f5c1"/>
    </style:style>
    <style:style style:name="P82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83" style:family="paragraph" style:parent-style-name="Standard">
      <style:text-properties officeooo:paragraph-rsid="0037c5e0"/>
    </style:style>
    <style:style style:name="P84" style:family="paragraph" style:parent-style-name="Standard">
      <style:text-properties officeooo:paragraph-rsid="003d04a3"/>
    </style:style>
    <style:style style:name="P85" style:family="paragraph" style:parent-style-name="Standard">
      <style:text-properties officeooo:paragraph-rsid="0041f89c"/>
    </style:style>
    <style:style style:name="P86" style:family="paragraph" style:parent-style-name="Standard">
      <style:text-properties officeooo:paragraph-rsid="004c2209"/>
    </style:style>
    <style:style style:name="P87" style:family="paragraph" style:parent-style-name="Standard">
      <style:text-properties officeooo:paragraph-rsid="00587052"/>
    </style:style>
    <style:style style:name="P88" style:family="paragraph" style:parent-style-name="Standard">
      <style:text-properties officeooo:rsid="005df30b" officeooo:paragraph-rsid="005df30b"/>
    </style:style>
    <style:style style:name="P89" style:family="paragraph" style:parent-style-name="Standard">
      <style:text-properties officeooo:paragraph-rsid="00648d75"/>
    </style:style>
    <style:style style:name="P90" style:family="paragraph" style:parent-style-name="Standard">
      <style:text-properties fo:font-weight="bold" officeooo:paragraph-rsid="00648d75" style:font-weight-asian="bold" style:font-weight-complex="bold"/>
    </style:style>
    <style:style style:name="P91" style:family="paragraph" style:parent-style-name="Standard">
      <style:text-properties officeooo:paragraph-rsid="00107839"/>
    </style:style>
    <style:style style:name="P92" style:family="paragraph" style:parent-style-name="Standard">
      <style:paragraph-properties fo:line-height="100%"/>
      <style:text-properties officeooo:paragraph-rsid="006157fd"/>
    </style:style>
    <style:style style:name="P93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94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95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96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97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98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99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break-before="page"/>
      <style:text-properties officeooo:rsid="000eb3ca" officeooo:paragraph-rsid="00107839"/>
    </style:style>
    <style:style style:name="P101" style:family="paragraph" style:parent-style-name="Standard">
      <style:paragraph-properties fo:break-before="page"/>
      <style:text-properties officeooo:rsid="000eb3ca" officeooo:paragraph-rsid="00117a91"/>
    </style:style>
    <style:style style:name="P102" style:family="paragraph" style:parent-style-name="Standard">
      <style:paragraph-properties fo:break-before="page"/>
      <style:text-properties officeooo:rsid="000eb3ca" officeooo:paragraph-rsid="00169804"/>
    </style:style>
    <style:style style:name="P103" style:family="paragraph" style:parent-style-name="Standard">
      <style:paragraph-properties fo:break-before="page"/>
      <style:text-properties officeooo:rsid="000eb3ca" officeooo:paragraph-rsid="00199be6"/>
    </style:style>
    <style:style style:name="P104" style:family="paragraph" style:parent-style-name="Standard">
      <style:paragraph-properties fo:break-before="page"/>
      <style:text-properties officeooo:rsid="000eb3ca" officeooo:paragraph-rsid="001d5b9e"/>
    </style:style>
    <style:style style:name="P105" style:family="paragraph" style:parent-style-name="Standard">
      <style:paragraph-properties fo:break-before="page"/>
      <style:text-properties officeooo:rsid="000eb3ca" officeooo:paragraph-rsid="001b5eb4"/>
    </style:style>
    <style:style style:name="P106" style:family="paragraph" style:parent-style-name="Text_20_body">
      <style:text-properties officeooo:rsid="006157fd" officeooo:paragraph-rsid="00648d75"/>
    </style:style>
    <style:style style:name="P107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113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114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115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116" style:family="paragraph" style:parent-style-name="Standard">
      <style:paragraph-properties fo:line-height="100%"/>
      <style:text-properties officeooo:paragraph-rsid="00676397"/>
    </style:style>
    <style:style style:name="P117" style:family="paragraph" style:parent-style-name="Standard">
      <style:paragraph-properties fo:line-height="100%"/>
      <style:text-properties officeooo:rsid="0068ac5c" officeooo:paragraph-rsid="0068ac5c"/>
    </style:style>
    <style:style style:name="P118" style:family="paragraph" style:parent-style-name="Text_20_body">
      <style:paragraph-properties fo:line-height="100%"/>
      <style:text-properties officeooo:paragraph-rsid="006157fd"/>
    </style:style>
    <style:style style:name="P119" style:family="paragraph" style:parent-style-name="Text_20_body">
      <style:paragraph-properties fo:line-height="100%"/>
      <style:text-properties officeooo:paragraph-rsid="00676397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2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8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29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0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fo:font-weight="bold" officeooo:rsid="00676397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000000" fo:font-size="12pt" fo:font-style="normal" fo:font-weight="bold" officeooo:rsid="0069d8c3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fo:font-size="12pt" fo:font-style="normal" fo:font-weight="normal" officeooo:rsid="0069d8c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53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54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55" style:family="text">
      <style:text-properties officeooo:rsid="001d5b9e"/>
    </style:style>
    <style:style style:name="T56" style:family="text">
      <style:text-properties officeooo:rsid="001ef0ce"/>
    </style:style>
    <style:style style:name="T57" style:family="text">
      <style:text-properties officeooo:rsid="0020eac3"/>
    </style:style>
    <style:style style:name="T58" style:family="text">
      <style:text-properties officeooo:rsid="001879ec"/>
    </style:style>
    <style:style style:name="T59" style:family="text">
      <style:text-properties officeooo:rsid="002a21f9"/>
    </style:style>
    <style:style style:name="T60" style:family="text">
      <style:text-properties officeooo:rsid="002b6f3c"/>
    </style:style>
    <style:style style:name="T61" style:family="text">
      <style:text-properties officeooo:rsid="002dd7dc"/>
    </style:style>
    <style:style style:name="T62" style:family="text">
      <style:text-properties officeooo:rsid="0038795f"/>
    </style:style>
    <style:style style:name="T63" style:family="text">
      <style:text-properties officeooo:rsid="0037cd49"/>
    </style:style>
    <style:style style:name="T64" style:family="text">
      <style:text-properties officeooo:rsid="003a7dcf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fo:font-size="7pt" officeooo:rsid="0037cd49" style:font-size-asian="7pt" style:font-size-complex="7pt"/>
    </style:style>
    <style:style style:name="T67" style:family="text">
      <style:text-properties fo:font-size="7pt" officeooo:rsid="003a7dcf" style:font-size-asian="7pt" style:font-size-complex="7pt"/>
    </style:style>
    <style:style style:name="T68" style:family="text">
      <style:text-properties officeooo:rsid="0037c5e0"/>
    </style:style>
    <style:style style:name="T69" style:family="text">
      <style:text-properties officeooo:rsid="003c5e77"/>
    </style:style>
    <style:style style:name="T70" style:family="text">
      <style:text-properties officeooo:rsid="0041f89c"/>
    </style:style>
    <style:style style:name="T71" style:family="text">
      <style:text-properties officeooo:rsid="004600d9"/>
    </style:style>
    <style:style style:name="T72" style:family="text">
      <style:text-properties officeooo:rsid="004c2209"/>
    </style:style>
    <style:style style:name="T73" style:family="text">
      <style:text-properties officeooo:rsid="004ee334"/>
    </style:style>
    <style:style style:name="T74" style:family="text">
      <style:text-properties officeooo:rsid="00587052"/>
    </style:style>
    <style:style style:name="T75" style:family="text">
      <style:text-properties officeooo:rsid="0069d8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Distribuční centrum Někdeníku Monte Karlos</text:p>
      <text:p text:style-name="P2"/>
      <text:p text:style-name="P2">Seznam <text:span text:style-name="T69">odběratelů</text:span>:</text:p>
      <text:p text:style-name="P11">daniel.klvana@email.cz,</text:p>
      <text:p text:style-name="P11">jana.klvanova@email.cz,</text:p>
      <text:p text:style-name="P67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91"><text:span text:style-name="T4">maxmilianhejl@gmail.co</text:span><text:span text:style-name="T5">m</text:span></text:p>
      <text:p text:style-name="P13">petkovae@seznam.cz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38"/>
      <text:p text:style-name="P90"><text:span text:style-name="T40">U</text:span><text:span text:style-name="T42">vítací e-mail</text:span></text:p>
      <text:p text:style-name="P38"/>
      <text:p text:style-name="P89"><text:span text:style-name="T40">Monte Karlos </text:span><text:span text:style-name="T36">N</text:span><text:span text:style-name="T41">ěkdeník</text:span></text:p>
      <text:p text:style-name="P38"/>
      <text:p text:style-name="P89"><text:span text:style-name="T35">P</text:span><text:span text:style-name="T41">řeji krásný dobrý den</text:span><text:span text:style-name="T34">,</text:span></text:p>
      <text:p text:style-name="P44"/>
      <text:p text:style-name="P89"><text:span text:style-name="T37">t</text:span><text:span text:style-name="T41">ěší nás, že jste projevili zájem o náš časopis. Tímto jste byli zařazeni mezi pravidelné odebiratele Monte Karlos Někdeníku - nejexkluzivnějšího magazínu n</text:span><text:span text:style-name="T42">a poli</text:span><text:span text:style-name="T41"> žurnalistiky. </text:span><text:span text:style-name="T42">Záhy </text:span><text:span text:style-name="T43">V</text:span><text:span text:style-name="T42">ám také bude (společně s desítkami milionů našich spokojených čtenářů) zaslána 1. příloha k letošnímu 7. číslu Někdeníku. </text:span><text:span text:style-name="T41">Čerstvé novinky ze závodu o post Nejvyššího vůdce všeho učitelstva, tak budete dostávat z první (a naprosto nezaujaté</text:span><text:span text:style-name="T42">)</text:span><text:span text:style-name="T41"> ruky Karlose Žebatého a šéfredaktorky Někdeníku Alžběty Ašelové</text:span><text:span text:style-name="T54">©</text:span><text:span text:style-name="T52">. M</text:span><text:span text:style-name="T53">n</text:span><text:span text:style-name="T52">ě už teď pouze dovolte popřát Vám za celou redakci mnoho příjemných chvil strávených s naší publikací.</text:span></text:p>
      <text:p text:style-name="P113"/>
      <text:p text:style-name="P44"><text:span text:style-name="T71">V</text:span>áš Lubomír Lečko</text:p>
      <text:p text:style-name="P29">vedoucí distribučního oddělení někdeníku Monte Karlos</text:p>
      <text:p text:style-name="P114"/>
      <text:p text:style-name="P106"><text:span text:style-name="T18">Pokud by jste měli jakékoliv dotazy ohledně distribuce časopisu, neváhejte se obrátit na naši zákaznickou linku umístěnou na adrese</text:span><text:span text:style-name="T24"> </text:span><text:span text:style-name="T26">Karlosova 77, 000 03 Monte Carlo 4,</text:span><text:span text:style-name="T23"> </text:span><text:span text:style-name="T18">v kuchyňce ve třetím patře.</text:span></text:p>
      <text:p text:style-name="P93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00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32"/>
      <text:p text:style-name="P3"/>
      <text:p text:style-name="P101">Monte Karlos 2<text:span text:style-name="T9">5</text:span>-2019</text:p>
      <text:p text:style-name="P3"/>
      <text:p text:style-name="P63">Zdravím všechny naše věrné čtenáře,</text:p>
      <text:p text:style-name="P63"/>
      <text:p text:style-name="P64">opět vychází nové číslo někdeníku, možná si říkáte že je to trochu brzy, jenže náš časopis nemůže vycházet jen tak kdy se nám <text:span text:style-name="T10">z</text:span>líbí, naopak musí vycházet někdy.</text:p>
      <text:p text:style-name="P64"/>
      <text:p text:style-name="P64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63"/>
      <text:p text:style-name="P65">Doufám, že se Vám bude dnešní číslo líbit alespoň tak jako mně, Váš</text:p>
      <text:p text:style-name="P65"/>
      <text:p text:style-name="P65">Lubomír Lečko</text:p>
      <text:p text:style-name="P18">vedoucí distribučního oddělení někdeníku Monte Karlos</text:p>
      <text:p text:style-name="P18"/>
      <text:p text:style-name="P53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102">Monte Karlos 2<text:span text:style-name="T11">6</text:span>-2019</text:p>
      <text:p text:style-name="P68"/>
      <text:p text:style-name="P69">Dobrý den,</text:p>
      <text:p text:style-name="P69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68"/>
      <text:p text:style-name="P68"><text:span text:style-name="T11">Ať </text:span>Vám <text:span text:style-name="T11">při čtení takříkajíc </text:span><text:span text:style-name="T12">„nevypadnou oči z důlků“</text:span> přeje</text:p>
      <text:p text:style-name="P68"/>
      <text:p text:style-name="P68">Lubomír Lečko</text:p>
      <text:p text:style-name="P19">vedoucí distribučního oddělení někdeníku Monte Karlos</text:p>
      <text:p text:style-name="P18"/>
      <text:p text:style-name="P53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103">Monte Karlos 2<text:span text:style-name="T13">8</text:span>-2019</text:p>
      <text:p text:style-name="P70"/>
      <text:p text:style-name="P71">Vážené dámy a pánové, milí příznivci Někdeníku.</text:p>
      <text:p text:style-name="P71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71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70"/>
      <text:p text:style-name="P70">Lubomír Lečko</text:p>
      <text:p text:style-name="P20">vedoucí distribučního oddělení někdeníku Monte Karlos</text:p>
      <text:p text:style-name="P20"/>
      <text:p text:style-name="P54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07" text:outline-level="2"/>
      <text:p text:style-name="P10"/>
      <text:p text:style-name="P105">Monte Karlos <text:span text:style-name="T14">Speciální příloha</text:span></text:p>
      <text:p text:style-name="P73"/>
      <text:p text:style-name="P74">Veselé Vánoce všem našim věrným čtenářům,</text:p>
      <text:p text:style-name="P74"/>
      <text:p text:style-name="P74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74">Všem co se do stavby betlému pustíte přeju hodně trpělivosti a zdaru při lepení a doufám, že budete se svými výtvory spokojeni. </text:p>
      <text:p text:style-name="P74"/>
      <text:p text:style-name="P75"><text:span text:style-name="T15">Váš <text:s/></text:span>Lubomír Lečko</text:p>
      <text:p text:style-name="P21">vedoucí distribučního oddělení někdeníku Monte Karlos</text:p>
      <text:p text:style-name="P21"/>
      <text:p text:style-name="P66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55"/>
      <text:p text:style-name="P9"/>
      <text:p text:style-name="P104">Monte Karlos 2<text:span text:style-name="T55">7</text:span>-2019</text:p>
      <text:p text:style-name="P76"/>
      <text:p text:style-name="P72">Vážené dámy a pánové, milí příznivci Někdeníku,</text:p>
      <text:p text:style-name="P72"/>
      <text:p text:style-name="P77">konečně je to tady! Nové vánoční dvojčíslo, poslední Někdeník v tomto roce. <text:span text:style-name="T56">Sice</text:span> vychází o tři dny později, než jsem slíbil, <text:span text:style-name="T56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78">Po tři dny a tři noci tak museli všichni naši počítačoví experti usilovně pracovat, aby tento problém napravili. Nyní už je však vše v pořádku a já <text:span text:style-name="T57">bych </text:span>Vám tímto <text:span text:style-name="T57">rád popřál</text:span> krásné vánoční čtení.</text:p>
      <text:p text:style-name="P76"/>
      <text:p text:style-name="P76"><text:span text:style-name="T57">Váš </text:span>Lubomír Lečko</text:p>
      <text:p text:style-name="P22">vedoucí distribučního oddělení někdeníku Monte Karlos</text:p>
      <text:p text:style-name="P22"/>
      <text:p text:style-name="P62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56"/>
      <text:p text:style-name="P56"/>
      <text:p text:style-name="P61"/>
      <text:p text:style-name="P94">2. Fáze</text:p>
      <text:p text:style-name="P5"/>
      <text:p text:style-name="P5">Monte Karlos 1-2020</text:p>
      <text:p text:style-name="P79"/>
      <text:p text:style-name="P33">TOTO NENÍ APRÍLOVÝ ŽERT. MONTE KARLOS NĚKDENÍK PO ČTVRT ROCE SKUTEČNĚ OPĚT VYŠEL. TOTO NENÍ APRÍLOVÝ ŽERT. MONTE KARLOS NĚKDENÍK PO ČTVRT ROCE SKUTEČNĚ OPĚT VYŠEL.</text:p>
      <text:p text:style-name="P79"/>
      <text:p text:style-name="P5">Vážení čtenáři,</text:p>
      <text:p text:style-name="P79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60">hradním komplexu</text:span> v malebném městečku v Německu, (pokud se o aktuálním průběhu soutěže chcete dočíst více, doporučuji nahlédnout do naší nové rubriky <text:span text:style-name="T59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61">Karlostudio 3 FM</text:span> (rádio <text:span text:style-name="T60">M</text:span>onte <text:span text:style-name="T60">K</text:span>arla), ani žádnou z jeho repríz, pak jistě oceníte přepis tohoto komentáře, který naleznete ve zvláštní příloze k tomuto číslu. Rád bych ještě dodal, že spekulace o tom, že původcem <text:span text:style-name="T60">K</text:span>orona viru jsou ilegálně vyvíjené biologické zbraně, kterých chtěla Pálkovská využít při bitvě, a <text:span text:style-name="T59">na kterých měla pod přísným utajením pracovat</text:span> komandátor Jakešová a její Komando smrti, zůstaly nepotvrzené, byť se mnoho novinářů snažilo dokázat opak (drtivá většina z nich se nakazila Koronavirem).</text:p>
      <text:p text:style-name="P80">Co se týká naší delší nepřítomnosti na poli <text:span text:style-name="T60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58">do vašich emailových schránek</text:span>, je nabité informacemi, novými články a rub<text:span text:style-name="T60">r</text:span>ikami a v neposlední řadě rozhovorem s <text:span text:style-name="T58">k</text:span>omandátorem Jakešovou <text:span text:style-name="T58">a to je jen malá ochutnávka z toho, co všechno pro Vás letos v redakci chystáme</text:span>.</text:p>
      <text:p text:style-name="P79"/>
      <text:p text:style-name="P79"><text:span text:style-name="T59">váš </text:span>Lubomír Lečko</text:p>
      <text:p text:style-name="P24">vedoucí distribučního oddělení někdeníku Monte Karlos</text:p>
      <text:p text:style-name="P24"/>
      <text:p text:style-name="P57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1"/>
      <text:p text:style-name="P33">TOTO NENÍ APRÍLOVÝ ŽERT. MONTE KARLOS NĚKDENÍK PO ČTVRT ROCE SKUTEČNĚ OPĚT VYŠEL. TOTO NENÍ APRÍLOVÝ ŽERT. MONTE KARLOS NĚKDENÍK PO ČTVRT ROCE SKUTEČNĚ OPĚT VYŠEL.</text:p>
      <text:p text:style-name="P33"/>
      <text:p text:style-name="P34"/>
      <text:p text:style-name="P95">Monte Karlos 2-2020</text:p>
      <text:p text:style-name="P34"/>
      <text:p text:style-name="P40">Vážené dámy a pánové,</text:p>
      <text:p text:style-name="P40"/>
      <text:p text:style-name="P40">už nemůžu dál. Kantoři se ztrácejí, cel<text:span text:style-name="T62">e</text:span>brity nepřicházejí, mentolové bonbony kam se podíváte, <text:span text:style-name="T62">dovolená.</text:span> Celé to šílenství kolem koronaviru jenom kvůli podělané módě. A <text:span text:style-name="T63">Ašelová</text:span> si najme detektiva. To mi ještě scházelo. <text:span text:style-name="T64">A</text:span> <text:span text:style-name="T64">ta dovolená</text:span>. Mohl<text:span text:style-name="T63">a</text:span> <text:span text:style-name="T63">vyšetření těch únosů</text:span> předat mému detektivnímu oddělení. Ale to on<text:span text:style-name="T63">a</text:span> ne! A ještě o tom pátrání budeme psát v Někdeníku. Samozřejmě, prosím, vždyť to tady <text:span text:style-name="T63">celé</text:span> stejně beztak vede <text:span text:style-name="T62">a může mě poslat, kam chce.</text:span> <text:span text:style-name="T63">Normálně bych byl zvědavý, co z toho detektiva vyleze, ale tentokrát to ani nechci vědět. Pokud to ale zajímá Vás, milí čtenáři, nic Vám nebrání nahlédnout do naší nové rubriky Vyšetřování.</text:span></text:p>
      <text:p text:style-name="P40"/>
      <text:p text:style-name="P40">váš Lubomír Lečko</text:p>
      <text:p text:style-name="P40"><text:span text:style-name="T66">z nucené</text:span><text:span text:style-name="T65"> ilegální dovolené na </text:span><text:span text:style-name="T66">svém metru čtverečním pustého ostrova, </text:span><text:span text:style-name="T67">tohle si někdo odskáče</text:span></text:p>
      <text:p text:style-name="P31"/>
      <text:p text:style-name="P40">Zatracený písek.</text:p>
      <text:p text:style-name="P40"/>
      <text:p text:style-name="P58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58"/>
      <text:p text:style-name="P34"/>
      <text:p text:style-name="P95">Monte Karlos <text:span text:style-name="T68">3</text:span>-2020</text:p>
      <text:p text:style-name="P34"/>
      <text:p text:style-name="P83"><text:span text:style-name="T32">Vážení </text:span><text:span text:style-name="T33">a milí čtenáři</text:span><text:span text:style-name="T32">,</text:span></text:p>
      <text:p text:style-name="P40"/>
      <text:p text:style-name="P84"><text:span text:style-name="T28">kantoři se ztrácejí přímo záchvatným tempem a my stále netušíme, kdo je unáší. </text:span><text:span text:style-name="T29">Zatím máme jediného podezřelého</text:span><text:span text:style-name="T28">. T</text:span><text:span text:style-name="T29">o se zase</text:span><text:span text:style-name="T28"> Sir Daniel Jonathan Pace </text:span><text:span text:style-name="T29">vytáhl</text:span><text:span text:style-name="T28">. Pokud chcete slyšet fňukání a sebelítost nad tím, jak strašn</text:span><text:span text:style-name="T29">ou má práci</text:span><text:span text:style-name="T28">, doporučuju </text:span><text:span text:style-name="T29">jeho</text:span><text:span text:style-name="T28"> skoro čtyři strany dlouhý srdceryvný výlev, který naleznete v našem časopise pod názvem vyšetřování. </text:span><text:span text:style-name="T29">Kdo ho do té práce nutil, </text:span><text:span text:style-name="T30">ptám se já</text:span><text:span text:style-name="T29">.</text:span></text:p>
      <text:p text:style-name="P84"><text:span text:style-name="T29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1">nedaleké</text:span><text:span text:style-name="T29"> budoucnosti. </text:span><text:span text:style-name="T30">K dnešnímu číslu </text:span><text:span text:style-name="T31">Vám </text:span><text:span text:style-name="T30">doporučuji uvařit </text:span><text:span text:style-name="T31">si </text:span><text:span text:style-name="T30">velký hrnek kakaa, upéct alespoň dva plechy </text:span><text:span text:style-name="T31">domácích </text:span><text:span text:style-name="T30">čokoládových sušenek, vyčkat na nějaké <text:s/>deštivé odpoledne a začíst se do něj, bude to stát za to, ostatně jako vždy.</text:span></text:p>
      <text:p text:style-name="P40"/>
      <text:p text:style-name="P40">váš Lubomír Lečko</text:p>
      <text:p text:style-name="P25">vedoucí distribučního oddělení někdeníku Monte Karlos</text:p>
      <text:p text:style-name="P40"/>
      <text:p text:style-name="P58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6">Monte Karlos <text:span text:style-name="T70">4</text:span>-2020</text:p>
      <text:p text:style-name="P35"/>
      <text:p text:style-name="P85"><text:span text:style-name="T32">Vážení </text:span><text:span text:style-name="T33">a milí</text:span><text:span text:style-name="T32"> </text:span><text:span text:style-name="T34">příznivci Někdeníku,</text:span></text:p>
      <text:p text:style-name="P41"/>
      <text:p text:style-name="P46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47"/>
      <text:p text:style-name="P41"><text:span text:style-name="T71">V</text:span>áš Lubomír Lečko</text:p>
      <text:p text:style-name="P26">vedoucí distribučního oddělení někdeníku Monte Karlos</text:p>
      <text:p text:style-name="P41"/>
      <text:p text:style-name="P59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7">Monte Karlos <text:span text:style-name="T72">5</text:span>-2020</text:p>
      <text:p text:style-name="P36"/>
      <text:p text:style-name="P86"><text:span text:style-name="T35">Drazí </text:span><text:span text:style-name="T34">příznivci Někdeníku,</text:span></text:p>
      <text:p text:style-name="P42"/>
      <text:p text:style-name="P51">v tomto čísle se můžete těšit na Karlosův kebab, zdvižené palce, skupinu jezevců a cestu kolem světa, a to vše v Karlos čepici. Také se k nám navrátil již všemi oplakaný Tatar a do DWF se <text:span text:style-name="T73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52">S přáním rychlého a bezbolestného čtení,</text:p>
      <text:p text:style-name="P48"/>
      <text:p text:style-name="P42"><text:span text:style-name="T71">V</text:span>áš Lubomír Lečko</text:p>
      <text:p text:style-name="P27">vedoucí distribučního oddělení někdeníku Monte Karlos</text:p>
      <text:p text:style-name="P42"/>
      <text:p text:style-name="P60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8">Monte Karlos <text:span text:style-name="T74">6</text:span>-2020</text:p>
      <text:p text:style-name="P37"/>
      <text:p text:style-name="P87"><text:span text:style-name="T35">V</text:span><text:span text:style-name="T36">ážení čtenáři</text:span><text:span text:style-name="T34">,</text:span></text:p>
      <text:p text:style-name="P43"/>
      <text:p text:style-name="P87"><text:span text:style-name="T37">z</text:span><text:span text:style-name="T36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88"><text:span text:style-name="T36">Z</text:span><text:span text:style-name="T27">ároveň přijměte prosím mou co nej</text:span><text:span text:style-name="T38">u</text:span><text:span text:style-name="T27">pří</text:span><text:span text:style-name="T38">mnější omluvu za 24 hodinové zpoždění, které jste si museli vytrpět kvůli neschopnému laminovacímu týmu. </text:span><text:span text:style-name="T39">Je to banda břídílů.</text:span><text:span text:style-name="T38"> Všechny jsem je s okamžitou platností propustil a letěl jsem na </text:span><text:span text:style-name="T39">Bakerův ostrov zalaminovat všechny Někdeníky sám.</text:span></text:p>
      <text:p text:style-name="P49"/>
      <text:p text:style-name="P43"><text:span text:style-name="T71">V</text:span>áš Lubomír Lečko</text:p>
      <text:p text:style-name="P28">vedoucí distribučního oddělení někdeníku Monte Karlos</text:p>
      <text:p text:style-name="P43"/>
      <text:p text:style-name="P87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9">Monte Karlos <text:span text:style-name="T14">Speciální příloha 1</text:span></text:p>
      <text:p text:style-name="P39"/>
      <text:p text:style-name="P92"><text:span text:style-name="T35">V</text:span><text:span text:style-name="T36">ážení čtenáři</text:span><text:span text:style-name="T34">,</text:span></text:p>
      <text:p text:style-name="P45"/>
      <text:p text:style-name="P110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50"/>
      <text:p text:style-name="P45"><text:span text:style-name="T71">V</text:span>áš Lubomír Lečko</text:p>
      <text:p text:style-name="P30">vedoucí distribučního oddělení někdeníku Monte Karlos</text:p>
      <text:p text:style-name="P45"/>
      <text:p text:style-name="P118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16"><text:span text:style-name="T18"/></text:p>
      <text:p text:style-name="P116"><text:span text:style-name="T18"/></text:p>
      <text:p text:style-name="P116"><text:span text:style-name="T18"/></text:p>
      <text:p text:style-name="P116"><text:span text:style-name="T40">Monte Karlos </text:span><text:span text:style-name="T44">Speciální příloha </text:span><text:span text:style-name="T46">2</text:span></text:p>
      <text:p text:style-name="P109"/>
      <text:p text:style-name="P116"><text:span text:style-name="T35">V</text:span><text:span text:style-name="T36">ážení </text:span><text:span text:style-name="T45">truchlící</text:span><text:span text:style-name="T34">,</text:span></text:p>
      <text:p text:style-name="P111"/>
      <text:p text:style-name="P116"><text:span text:style-name="T39">J</text:span><text:span text:style-name="T45">e tomu již 126 dní ode </text:span><text:span text:style-name="T46">dne</text:span><text:span text:style-name="T45">, kdy nás opustila Olšana Kupé, nejskvělejší politická recenzentka všech dob. Pár byrokratických záležitostí kolem její smrti se </text:span><text:span text:style-name="T46">ale </text:span><text:span text:style-name="T45">bohužel trochu protáhlo, takže její pohřeb se konal až tuto </text:span><text:span text:style-name="T50">středu</text:span><text:span text:style-name="T45">. </text:span><text:span text:style-name="T39">Ve speciální </text:span><text:span text:style-name="T45">2</text:span><text:span text:style-name="T39">. příloze k ještě nevydanému 7.číslu Monte Karlos Někdeníku Vám </text:span><text:span text:style-name="T47">exkluzivně </text:span><text:span text:style-name="T39">přinášíme </text:span><text:span text:style-name="T45">nevídané svědectví, jednoho ze smutečních hostů.</text:span><text:span text:style-name="T39"> </text:span><text:span text:style-name="T46">Do budoucna se však dívám s optimismem a </text:span><text:span text:style-name="T47">pevně </text:span><text:span text:style-name="T46">věřím, že brzy už budeme distribuovat i nové číslo Někdeníku.</text:span></text:p>
      <text:p text:style-name="P116"><text:span text:style-name="T46"/></text:p>
      <text:p text:style-name="P117"><text:span text:style-name="T46">Z </text:span><text:span text:style-name="T27">nově vybudovaného sídla Monte Karla (Řím taky nepostavili za den) posílá pozdrav</text:span></text:p>
      <text:p text:style-name="P112"/>
      <text:p text:style-name="P111"><text:span text:style-name="T71">V</text:span>áš Lubomír Lečko</text:p>
      <text:p text:style-name="P115">vedoucí distribučního oddělení někdeníku Monte Karlos</text:p>
      <text:p text:style-name="P111"/>
      <text:p text:style-name="P119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10-04T21:57:32.874000000</dc:date>
    <meta:editing-duration>PT9H57M48S</meta:editing-duration>
    <meta:editing-cycles>45</meta:editing-cycles>
    <meta:generator>LibreOffice/6.3.5.2$Windows_X86_64 LibreOffice_project/dd0751754f11728f69b42ee2af66670068624673</meta:generator>
    <meta:document-statistic meta:table-count="0" meta:image-count="0" meta:object-count="0" meta:page-count="15" meta:paragraph-count="126" meta:word-count="3018" meta:character-count="19705" meta:non-whitespace-character-count="16802"/>
  </office:meta>
</office:document-meta>
</file>